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6pt" style:font-size-asian="16pt" style:font-size-complex="16pt"/>
    </style:style>
    <style:style style:name="P2" style:family="paragraph" style:parent-style-name="Standard">
      <style:text-properties fo:font-size="16pt" officeooo:paragraph-rsid="0010a56c" style:font-size-asian="16pt" style:font-size-complex="16pt"/>
    </style:style>
    <style:style style:name="T1" style:family="text">
      <style:text-properties fo:language="en" fo:country="US"/>
    </style:style>
    <style:style style:name="T2" style:family="text">
      <style:text-properties fo:language="en" fo:country="US" officeooo:rsid="0010a56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 typical web page is one single page that consists of HTML, CSS, and JavaScript. It displays images, text, videos, and other content in the web browser. If a web page is one single page then a website is a collection of web pages that link together under one domain name. </text:p>
      <text:p text:style-name="P2"><text:span text:style-name="T2">When all </text:span>web pages exist under the same domain name, they are a website. The technical term for a link, you click on a hyperlink. This is because they link to hypertext content. Remember that HTML is Hypertext Markup Language. However, links themselves, don't have to link to the same website.</text:p>
      <text:p text:style-name="P2"/>
      <text:p text:style-name="P2">The terms website and web application are often used interchangeably. The key difference between a website, and web application is the level of interactivity, and dynamic content. The easy way to remember this is that a website is more informative and a web application is more interactive. Think of ordering food online. Let's say you would like to order some food and you go to your favorite site, the browser then displays a web page, you select some food from the menu and submit your order. Compare this to for example, a company website that displays information about themselves and the services they provide. In the food ordering example, the content displayed is specific to your user account and location, the web application displays content based on the user's input and interaction. Whereas with the company website, the user simply views the content and this content is the same for everyone who visits the website. You should now be able to distinguish between web pages, websites, and web applications. </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bg" fo:country="BG"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6-03-02T17:06:55.967000000</dc:date>
    <meta:editing-duration>PT2M17S</meta:editing-duration>
    <meta:editing-cycles>1</meta:editing-cycles>
    <meta:document-statistic meta:table-count="0" meta:image-count="0" meta:object-count="0" meta:page-count="1" meta:paragraph-count="3" meta:word-count="271" meta:character-count="1585" meta:non-whitespace-character-count="1315"/>
    <meta:generator>LibreOffice/7.3.4.2$Windows_X86_64 LibreOffice_project/728fec16bd5f605073805c3c9e7c4212a0120dc5</meta:generator>
  </office:meta>
</office:document-meta>
</file>